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2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diagonal-bl-tr="none" style:text-align-source="fix" style:repeat-content="false" fo:border="0.74pt solid #000000" fo:padding="0.0138in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a ?</text:p>
          </table:table-cell>
          <table:table-cell table:style-name="ce4" office:value-type="string" calcext:value-type="string">
            <text:p>data description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Used to request a question from the serv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Used to send an answer to the server for feed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swer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Used to send a question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dom question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Used to send the feedback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edback in a string (true/false)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Used to request for jo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udo in a 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4:32:35.601303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22:11.278667401</meta:creation-date>
    <dc:date>2021-06-16T14:34:28.299172758</dc:date>
    <meta:editing-duration>PT8M49S</meta:editing-duration>
    <meta:editing-cycles>6</meta:editing-cycles>
    <meta:generator>LibreOffice/6.4.7.2$Linux_X86_64 LibreOffice_project/40$Build-2</meta:generator>
    <meta:document-statistic meta:table-count="1" meta:cell-count="28" meta:object-count="0"/>
  </office:meta>
</office:document-meta>
</file>